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Fuentedepárrafopredeter." style:family="text">
      <style:text-properties style:language-asian="es" style:country-asian="ES"/>
    </style:style>
    <style:style style:name="P3" style:parent-style-name="Normal" style:family="paragraph">
      <style:text-properties fo:font-weight="bold" style:font-weight-asian="bold" style:font-weight-complex="bold" fo:font-size="16pt" style:font-size-asian="16pt"/>
    </style:style>
    <style:style style:name="P4" style:parent-style-name="Normal" style:family="paragraph">
      <style:paragraph-properties fo:text-align="justify"/>
    </style:style>
    <style:style style:name="T5" style:parent-style-name="Fuentedepárrafopredeter." style:family="text">
      <style:text-properties fo:font-weight="bold" style:font-weight-asian="bold" style:font-weight-complex="bold" fo:font-size="14pt" style:font-size-asian="14pt"/>
    </style:style>
    <style:style style:name="T6" style:parent-style-name="Fuentedepárrafopredeter." style:family="text">
      <style:text-properties style:language-asian="es" style:country-asian="ES"/>
    </style:style>
    <style:style style:name="P7" style:parent-style-name="Normal" style:family="paragraph">
      <style:text-properties fo:font-weight="bold" style:font-weight-asian="bold" style:font-weight-complex="bold" fo:font-size="16pt" style:font-size-asian="16pt"/>
    </style:style>
    <style:style style:name="P8" style:parent-style-name="Normal" style:family="paragraph">
      <style:paragraph-properties fo:text-align="justify"/>
      <style:text-properties fo:font-weight="bold" style:font-weight-asian="bold" style:font-weight-complex="bold" fo:font-size="14pt" style:font-size-asian="14pt"/>
    </style:style>
    <style:style style:name="P9" style:parent-style-name="Normal" style:family="paragraph">
      <style:paragraph-properties fo:text-align="justify"/>
      <style:text-properties fo:font-size="14pt" style:font-size-asian="14pt"/>
    </style:style>
    <style:style style:name="T10" style:parent-style-name="Fuentedepárrafopredeter." style:family="text">
      <style:text-properties style:language-asian="es" style:country-asian="ES"/>
    </style:style>
    <style:style style:name="P11" style:parent-style-name="Normal" style:family="paragraph">
      <style:text-properties fo:font-weight="bold" style:font-weight-asian="bold" style:font-weight-complex="bold" fo:font-size="16pt" style:font-size-asian="16pt"/>
    </style:style>
    <style:style style:name="P12" style:parent-style-name="Párrafodelista" style:list-style-name="LFO1" style:family="paragraph">
      <style:paragraph-properties fo:text-align="justify"/>
      <style:text-properties fo:font-weight="bold" style:font-weight-asian="bold" style:font-weight-complex="bold" fo:font-size="14pt" style:font-size-asian="14pt"/>
    </style:style>
    <style:style style:name="P13" style:parent-style-name="Párrafodelista" style:family="paragraph">
      <style:paragraph-properties fo:text-align="justify"/>
      <style:text-properties fo:font-weight="bold" style:font-weight-asian="bold" style:font-weight-complex="bold" fo:font-size="14pt" style:font-size-asian="14pt"/>
    </style:style>
    <style:style style:name="P14" style:parent-style-name="Párrafodelista" style:list-style-name="LFO1" style:family="paragraph">
      <style:paragraph-properties fo:text-align="justify"/>
      <style:text-properties fo:font-weight="bold" style:font-weight-asian="bold" style:font-weight-complex="bold" fo:font-size="14pt" style:font-size-asian="14pt"/>
    </style:style>
    <style:style style:name="P15" style:parent-style-name="Normal" style:family="paragraph">
      <style:paragraph-properties fo:text-align="justify"/>
      <style:text-properties fo:font-size="14pt" style:font-size-asian="14pt"/>
    </style:style>
    <style:style style:family="graphic" style:name="a1">
      <style:graphic-properties fo:wrap-option="wrap" fo:padding-top="0.05in" fo:padding-bottom="0.05in" fo:padding-left="0.1in" fo:padding-right="0.1in" draw:textarea-vertical-align="top" draw:textarea-horizontal-align="left" style:wrap="run-through" style:run-through="foreground" draw:fill="gradient" draw:fill-gradient-name="a0" draw:stroke="solid" svg:stroke-width="0.01389in" svg:stroke-color="#c9c9c9" svg:stroke-opacity="100%" draw:stroke-linejoin="miter" style:horizontal-rel="paragraph" style:vertical-rel="paragraph" style:horizontal-pos="from-left" style:vertical-pos="from-top" draw:shadow="visible" draw:shadow-offset-x="0.01389in" draw:shadow-offset-y="0.02778in" draw:shadow-color="#525252" draw:shadow-opacity="50%" draw:auto-grow-width="false" draw:auto-grow-height="false"/>
      <style:paragraph-properties style:font-independent-line-spacing="false" style:writing-mode="lr-tb"/>
    </style:style>
    <style:style style:family="graphic" style:name="a3">
      <style:graphic-properties fo:wrap-option="wrap" fo:padding-top="0.05in" fo:padding-bottom="0.05in" fo:padding-left="0.1in" fo:padding-right="0.1in" draw:textarea-vertical-align="top" draw:textarea-horizontal-align="left" style:wrap="run-through" style:run-through="foreground" draw:fill="gradient" draw:fill-gradient-name="a2" draw:stroke="solid" svg:stroke-width="0.01389in" svg:stroke-color="#c9c9c9" svg:stroke-opacity="100%" draw:stroke-linejoin="miter" style:horizontal-rel="paragraph" style:vertical-rel="paragraph" style:horizontal-pos="from-left" style:vertical-pos="from-top" draw:shadow="visible" draw:shadow-offset-x="0.01389in" draw:shadow-offset-y="0.02778in" draw:shadow-color="#525252" draw:shadow-opacity="50%" draw:auto-grow-width="false" draw:auto-grow-height="false"/>
      <style:paragraph-properties style:font-independent-line-spacing="false" style:writing-mode="lr-tb"/>
    </style:style>
    <style:style style:family="graphic" style:name="a5">
      <style:graphic-properties fo:wrap-option="wrap" fo:padding-top="0.05in" fo:padding-bottom="0.05in" fo:padding-left="0.1in" fo:padding-right="0.1in" draw:textarea-vertical-align="top" draw:textarea-horizontal-align="left" style:wrap="run-through" style:run-through="foreground" draw:fill="gradient" draw:fill-gradient-name="a4" draw:stroke="solid" svg:stroke-width="0.01389in" svg:stroke-color="#c9c9c9" svg:stroke-opacity="100%" draw:stroke-linejoin="miter" style:horizontal-rel="paragraph" style:vertical-rel="paragraph" style:horizontal-pos="from-left" style:vertical-pos="from-top" draw:shadow="visible" draw:shadow-offset-x="0.01389in" draw:shadow-offset-y="0.02778in" draw:shadow-color="#525252" draw:shadow-opacity="50%" draw:auto-grow-width="false" draw:auto-grow-height="false"/>
      <style:paragraph-properties style:font-independent-line-spacing="false" style:writing-mode="lr-tb"/>
    </style:style>
  </office:automatic-styles>
  <office:body>
    <office:text text:use-soft-page-breaks="true">
      <text:p text:style-name="P1"/>
      <text:p text:style-name="Normal"/>
      <text:p text:style-name="Normal"/>
      <text:p text:style-name="Normal"><text:span text:style-name="T2"><draw:custom-shape svg:x="0.61319in" svg:y="0.05694in" svg:width="5.39444in" svg:height="2.55208in" draw:z-index="251659264" draw:id="id0" draw:style-name="a1" draw:name="Diagrama de flujo: proceso alternativo 3" text:anchor-type="paragraph"><svg:title/><svg:desc/><text:p text:style-name="P3">VISIÓN</text:p><text:p text:style-name="P4"><text:span text:style-name="T5">Ser una institución líder y emblemática que brinda una educación científica, humanista, tecnológica y emprendedora, fomentando la práctica e identidad cultural, incentivando la investigación, la <text:s/>transformación, <text:s/>uso racional y conservación de los recursos del medio para un desarrollo sostenible.</text:span></text:p><draw:enhanced-geometry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f9 / 6"/><draw:equation draw:name="f11" draw:formula="5419351 / 1725033"/><draw:equation draw:name="f12" draw:formula="?f4 - ?f10"/><draw:equation draw:name="f13" draw:formula="?f6 - ?f10"/><draw:equation draw:name="f14" draw:formula="?f10 * 29289 / 100000"/><draw:equation draw:name="f15" draw:formula="?f4 - ?f14"/><draw:equation draw:name="f16" draw:formula="?f6 - ?f14"/><draw:equation draw:name="f17" draw:formula="21550000 - ?f2"/><draw:equation draw:name="f18" draw:formula="if(?f17, ?f2, 21550000)"/><draw:equation draw:name="f19" draw:formula="-21550000 - ?f18"/><draw:equation draw:name="f20" draw:formula="if(?f19, -21550000, ?f18)"/><draw:equation draw:name="f21" draw:formula="?f1 + ?f20"/><draw:equation draw:name="f22" draw:formula="?f1 + ?f2"/><draw:equation draw:name="f23" draw:formula="?f22 * ?f11 / ?f1"/><draw:equation draw:name="f24" draw:formula="0 - ?f23"/><draw:equation draw:name="f25" draw:formula="cos(?f24)"/><draw:equation draw:name="f26" draw:formula="0 - ?f25"/><draw:equation draw:name="f27" draw:formula="?f26 * ?f10"/><draw:equation draw:name="f28" draw:formula="sin(?f24)"/><draw:equation draw:name="f29" draw:formula="0 - ?f28"/><draw:equation draw:name="f30" draw:formula="?f29 * ?f10"/><draw:equation draw:name="f31" draw:formula="sqrt(?f27 * ?f27 + ?f30 * ?f30 + 0 * 0)"/><draw:equation draw:name="f32" draw:formula="?f10 * ?f10 / ?f31"/><draw:equation draw:name="f33" draw:formula="?f29 * ?f32"/><draw:equation draw:name="f34" draw:formula="?f3 - ?f33"/><draw:equation draw:name="f35" draw:formula="?f26 * ?f32"/><draw:equation draw:name="f36" draw:formula="?f10 - ?f35"/><draw:equation draw:name="f37" draw:formula="?f34 - ?f10"/><draw:equation draw:name="f38" draw:formula="?f36 - ?f10"/><draw:equation draw:name="f39" draw:formula="?f34 + ?f10"/><draw:equation draw:name="f40" draw:formula="?f36 + ?f10"/><draw:equation draw:name="f41" draw:formula="?f21 + ?f2"/><draw:equation draw:name="f42" draw:formula="?f41 * ?f11 / ?f1"/><draw:equation draw:name="f43" draw:formula="0 - ?f42"/><draw:equation draw:name="f44" draw:formula="cos(?f43)"/><draw:equation draw:name="f45" draw:formula="0 - ?f44"/><draw:equation draw:name="f46" draw:formula="?f45 * ?f10"/><draw:equation draw:name="f47" draw:formula="sin(?f43)"/><draw:equation draw:name="f48" draw:formula="0 - ?f47"/><draw:equation draw:name="f49" draw:formula="?f48 * ?f10"/><draw:equation draw:name="f50" draw:formula="sqrt(?f46 * ?f46 + ?f49 * ?f49 + 0 * 0)"/><draw:equation draw:name="f51" draw:formula="?f10 * ?f10 / ?f50"/><draw:equation draw:name="f52" draw:formula="?f48 * ?f51"/><draw:equation draw:name="f53" draw:formula="?f34 + ?f52"/><draw:equation draw:name="f54" draw:formula="?f45 * ?f51"/><draw:equation draw:name="f55" draw:formula="?f36 + ?f54"/><draw:equation draw:name="f56" draw:formula="if(?f20, ?f3, ?f37)"/><draw:equation draw:name="f57" draw:formula="if(?f20, ?f10, ?f38)"/><draw:equation draw:name="f58" draw:formula="if(?f20, ?f3, ?f39)"/><draw:equation draw:name="f59" draw:formula="if(?f20, ?f10, ?f40)"/><draw:equation draw:name="f60" draw:formula="if(?f20, ?f37, ?f53)"/><draw:equation draw:name="f61" draw:formula="if(?f20, ?f38, ?f55)"/><draw:equation draw:name="f62" draw:formula="if(?f20, ?f39, ?f53)"/><draw:equation draw:name="f63" draw:formula="if(?f20, ?f40, ?f55)"/><draw:equation draw:name="f64" draw:formula="?f0 + ?f20"/><draw:equation draw:name="f65" draw:formula="?f0 + ?f2"/><draw:equation draw:name="f66" draw:formula="?f65 * ?f11 / ?f1"/><draw:equation draw:name="f67" draw:formula="0 - ?f66"/><draw:equation draw:name="f68" draw:formula="cos(?f67)"/><draw:equation draw:name="f69" draw:formula="0 - ?f68"/><draw:equation draw:name="f70" draw:formula="?f69 * ?f10"/><draw:equation draw:name="f71" draw:formula="sin(?f67)"/><draw:equation draw:name="f72" draw:formula="0 - ?f71"/><draw:equation draw:name="f73" draw:formula="?f72 * ?f10"/><draw:equation draw:name="f74" draw:formula="sqrt(?f70 * ?f70 + ?f73 * ?f73 + 0 * 0)"/><draw:equation draw:name="f75" draw:formula="?f10 * ?f10 / ?f74"/><draw:equation draw:name="f76" draw:formula="?f72 * ?f75"/><draw:equation draw:name="f77" draw:formula="?f12 - ?f76"/><draw:equation draw:name="f78" draw:formula="?f69 * ?f75"/><draw:equation draw:name="f79" draw:formula="?f5 - ?f78"/><draw:equation draw:name="f80" draw:formula="?f77 - ?f10"/><draw:equation draw:name="f81" draw:formula="?f79 - ?f10"/><draw:equation draw:name="f82" draw:formula="?f77 + ?f10"/><draw:equation draw:name="f83" draw:formula="?f79 + ?f10"/><draw:equation draw:name="f84" draw:formula="?f64 + ?f2"/><draw:equation draw:name="f85" draw:formula="?f84 * ?f11 / ?f1"/><draw:equation draw:name="f86" draw:formula="0 - ?f85"/><draw:equation draw:name="f87" draw:formula="cos(?f86)"/><draw:equation draw:name="f88" draw:formula="0 - ?f87"/><draw:equation draw:name="f89" draw:formula="?f88 * ?f10"/><draw:equation draw:name="f90" draw:formula="sin(?f86)"/><draw:equation draw:name="f91" draw:formula="0 - ?f90"/><draw:equation draw:name="f92" draw:formula="?f91 * ?f10"/><draw:equation draw:name="f93" draw:formula="sqrt(?f89 * ?f89 + ?f92 * ?f92 + 0 * 0)"/><draw:equation draw:name="f94" draw:formula="?f10 * ?f10 / ?f93"/><draw:equation draw:name="f95" draw:formula="?f91 * ?f94"/><draw:equation draw:name="f96" draw:formula="?f77 + ?f95"/><draw:equation draw:name="f97" draw:formula="?f88 * ?f94"/><draw:equation draw:name="f98" draw:formula="?f79 + ?f97"/><draw:equation draw:name="f99" draw:formula="if(?f20, ?f12, ?f80)"/><draw:equation draw:name="f100" draw:formula="if(?f20, ?f5, ?f81)"/><draw:equation draw:name="f101" draw:formula="if(?f20, ?f12, ?f82)"/><draw:equation draw:name="f102" draw:formula="if(?f20, ?f5, ?f83)"/><draw:equation draw:name="f103" draw:formula="if(?f20, ?f80, ?f96)"/><draw:equation draw:name="f104" draw:formula="if(?f20, ?f81, ?f98)"/><draw:equation draw:name="f105" draw:formula="if(?f20, ?f82, ?f96)"/><draw:equation draw:name="f106" draw:formula="if(?f20, ?f83, ?f98)"/><draw:equation draw:name="f107" draw:formula="0 + ?f20"/><draw:equation draw:name="f108" draw:formula="0 + ?f2"/><draw:equation draw:name="f109" draw:formula="?f108 * ?f11 / ?f1"/><draw:equation draw:name="f110" draw:formula="0 - ?f109"/><draw:equation draw:name="f111" draw:formula="cos(?f110)"/><draw:equation draw:name="f112" draw:formula="0 - ?f111"/><draw:equation draw:name="f113" draw:formula="?f112 * ?f10"/><draw:equation draw:name="f114" draw:formula="sin(?f110)"/><draw:equation draw:name="f115" draw:formula="0 - ?f114"/><draw:equation draw:name="f116" draw:formula="?f115 * ?f10"/><draw:equation draw:name="f117" draw:formula="sqrt(?f113 * ?f113 + ?f116 * ?f116 + 0 * 0)"/><draw:equation draw:name="f118" draw:formula="?f10 * ?f10 / ?f117"/><draw:equation draw:name="f119" draw:formula="?f115 * ?f118"/><draw:equation draw:name="f120" draw:formula="?f4 - ?f119"/><draw:equation draw:name="f121" draw:formula="?f112 * ?f118"/><draw:equation draw:name="f122" draw:formula="?f13 - ?f121"/><draw:equation draw:name="f123" draw:formula="?f120 - ?f10"/><draw:equation draw:name="f124" draw:formula="?f122 - ?f10"/><draw:equation draw:name="f125" draw:formula="?f120 + ?f10"/><draw:equation draw:name="f126" draw:formula="?f122 + ?f10"/><draw:equation draw:name="f127" draw:formula="?f107 + ?f2"/><draw:equation draw:name="f128" draw:formula="?f127 * ?f11 / ?f1"/><draw:equation draw:name="f129" draw:formula="0 - ?f128"/><draw:equation draw:name="f130" draw:formula="cos(?f129)"/><draw:equation draw:name="f131" draw:formula="0 - ?f130"/><draw:equation draw:name="f132" draw:formula="?f131 * ?f10"/><draw:equation draw:name="f133" draw:formula="sin(?f129)"/><draw:equation draw:name="f134" draw:formula="0 - ?f133"/><draw:equation draw:name="f135" draw:formula="?f134 * ?f10"/><draw:equation draw:name="f136" draw:formula="sqrt(?f132 * ?f132 + ?f135 * ?f135 + 0 * 0)"/><draw:equation draw:name="f137" draw:formula="?f10 * ?f10 / ?f136"/><draw:equation draw:name="f138" draw:formula="?f134 * ?f137"/><draw:equation draw:name="f139" draw:formula="?f120 + ?f138"/><draw:equation draw:name="f140" draw:formula="?f131 * ?f137"/><draw:equation draw:name="f141" draw:formula="?f122 + ?f140"/><draw:equation draw:name="f142" draw:formula="if(?f20, ?f4, ?f123)"/><draw:equation draw:name="f143" draw:formula="if(?f20, ?f13, ?f124)"/><draw:equation draw:name="f144" draw:formula="if(?f20, ?f4, ?f125)"/><draw:equation draw:name="f145" draw:formula="if(?f20, ?f13, ?f126)"/><draw:equation draw:name="f146" draw:formula="if(?f20, ?f123, ?f139)"/><draw:equation draw:name="f147" draw:formula="if(?f20, ?f124, ?f141)"/><draw:equation draw:name="f148" draw:formula="if(?f20, ?f125, ?f139)"/><draw:equation draw:name="f149" draw:formula="if(?f20, ?f126, ?f141)"/><draw:equation draw:name="f150" draw:formula="?f2 + ?f20"/><draw:equation draw:name="f151" draw:formula="?f2 + ?f2"/><draw:equation draw:name="f152" draw:formula="?f151 * ?f11 / ?f1"/><draw:equation draw:name="f153" draw:formula="0 - ?f152"/><draw:equation draw:name="f154" draw:formula="cos(?f153)"/><draw:equation draw:name="f155" draw:formula="0 - ?f154"/><draw:equation draw:name="f156" draw:formula="?f155 * ?f10"/><draw:equation draw:name="f157" draw:formula="sin(?f153)"/><draw:equation draw:name="f158" draw:formula="0 - ?f157"/><draw:equation draw:name="f159" draw:formula="?f158 * ?f10"/><draw:equation draw:name="f160" draw:formula="sqrt(?f156 * ?f156 + ?f159 * ?f159 + 0 * 0)"/><draw:equation draw:name="f161" draw:formula="?f10 * ?f10 / ?f160"/><draw:equation draw:name="f162" draw:formula="?f158 * ?f161"/><draw:equation draw:name="f163" draw:formula="?f10 - ?f162"/><draw:equation draw:name="f164" draw:formula="?f155 * ?f161"/><draw:equation draw:name="f165" draw:formula="?f6 - ?f164"/><draw:equation draw:name="f166" draw:formula="?f163 - ?f10"/><draw:equation draw:name="f167" draw:formula="?f165 - ?f10"/><draw:equation draw:name="f168" draw:formula="?f163 + ?f10"/><draw:equation draw:name="f169" draw:formula="?f165 + ?f10"/><draw:equation draw:name="f170" draw:formula="?f150 + ?f2"/><draw:equation draw:name="f171" draw:formula="?f170 * ?f11 / ?f1"/><draw:equation draw:name="f172" draw:formula="0 - ?f171"/><draw:equation draw:name="f173" draw:formula="cos(?f172)"/><draw:equation draw:name="f174" draw:formula="0 - ?f173"/><draw:equation draw:name="f175" draw:formula="?f174 * ?f10"/><draw:equation draw:name="f176" draw:formula="sin(?f172)"/><draw:equation draw:name="f177" draw:formula="0 - ?f176"/><draw:equation draw:name="f178" draw:formula="?f177 * ?f10"/><draw:equation draw:name="f179" draw:formula="sqrt(?f175 * ?f175 + ?f178 * ?f178 + 0 * 0)"/><draw:equation draw:name="f180" draw:formula="?f10 * ?f10 / ?f179"/><draw:equation draw:name="f181" draw:formula="?f177 * ?f180"/><draw:equation draw:name="f182" draw:formula="?f163 + ?f181"/><draw:equation draw:name="f183" draw:formula="?f174 * ?f180"/><draw:equation draw:name="f184" draw:formula="?f165 + ?f183"/><draw:equation draw:name="f185" draw:formula="if(?f20, ?f10, ?f166)"/><draw:equation draw:name="f186" draw:formula="if(?f20, ?f6, ?f167)"/><draw:equation draw:name="f187" draw:formula="if(?f20, ?f10, ?f168)"/><draw:equation draw:name="f188" draw:formula="if(?f20, ?f6, ?f169)"/><draw:equation draw:name="f189" draw:formula="if(?f20, ?f166, ?f182)"/><draw:equation draw:name="f190" draw:formula="if(?f20, ?f167, ?f184)"/><draw:equation draw:name="f191" draw:formula="if(?f20, ?f168, ?f182)"/><draw:equation draw:name="f192" draw:formula="if(?f20, ?f169, ?f184)"/></draw:enhanced-geometry></draw:custom-shap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6"><draw:custom-shape svg:x="0.61319in" svg:y="0.10972in" svg:width="5.39444in" svg:height="2.55208in" draw:z-index="251660288" draw:id="id1" draw:style-name="a3" draw:name="Diagrama de flujo: proceso alternativo 2" text:anchor-type="paragraph"><svg:title/><svg:desc/><text:p text:style-name="P7">MISIÓN</text:p><text:p text:style-name="P8">Brindar una educación integral basada en la práctica de valores, en un clima institucional óptimo, con el uso de técnicas de comprensión lectora, estrategias para el razonamiento lógico matemático, uso de <text:s/>las TICs, a través de la investigación científica y tecnológica, promoviendo una cultura ambiental y <text:s/>valoración de su identidad cultural.<text:s/></text:p><text:p text:style-name="P9"/><draw:enhanced-geometry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f9 / 6"/><draw:equation draw:name="f11" draw:formula="5419351 / 1725033"/><draw:equation draw:name="f12" draw:formula="?f4 - ?f10"/><draw:equation draw:name="f13" draw:formula="?f6 - ?f10"/><draw:equation draw:name="f14" draw:formula="?f10 * 29289 / 100000"/><draw:equation draw:name="f15" draw:formula="?f4 - ?f14"/><draw:equation draw:name="f16" draw:formula="?f6 - ?f14"/><draw:equation draw:name="f17" draw:formula="21550000 - ?f2"/><draw:equation draw:name="f18" draw:formula="if(?f17, ?f2, 21550000)"/><draw:equation draw:name="f19" draw:formula="-21550000 - ?f18"/><draw:equation draw:name="f20" draw:formula="if(?f19, -21550000, ?f18)"/><draw:equation draw:name="f21" draw:formula="?f1 + ?f20"/><draw:equation draw:name="f22" draw:formula="?f1 + ?f2"/><draw:equation draw:name="f23" draw:formula="?f22 * ?f11 / ?f1"/><draw:equation draw:name="f24" draw:formula="0 - ?f23"/><draw:equation draw:name="f25" draw:formula="cos(?f24)"/><draw:equation draw:name="f26" draw:formula="0 - ?f25"/><draw:equation draw:name="f27" draw:formula="?f26 * ?f10"/><draw:equation draw:name="f28" draw:formula="sin(?f24)"/><draw:equation draw:name="f29" draw:formula="0 - ?f28"/><draw:equation draw:name="f30" draw:formula="?f29 * ?f10"/><draw:equation draw:name="f31" draw:formula="sqrt(?f27 * ?f27 + ?f30 * ?f30 + 0 * 0)"/><draw:equation draw:name="f32" draw:formula="?f10 * ?f10 / ?f31"/><draw:equation draw:name="f33" draw:formula="?f29 * ?f32"/><draw:equation draw:name="f34" draw:formula="?f3 - ?f33"/><draw:equation draw:name="f35" draw:formula="?f26 * ?f32"/><draw:equation draw:name="f36" draw:formula="?f10 - ?f35"/><draw:equation draw:name="f37" draw:formula="?f34 - ?f10"/><draw:equation draw:name="f38" draw:formula="?f36 - ?f10"/><draw:equation draw:name="f39" draw:formula="?f34 + ?f10"/><draw:equation draw:name="f40" draw:formula="?f36 + ?f10"/><draw:equation draw:name="f41" draw:formula="?f21 + ?f2"/><draw:equation draw:name="f42" draw:formula="?f41 * ?f11 / ?f1"/><draw:equation draw:name="f43" draw:formula="0 - ?f42"/><draw:equation draw:name="f44" draw:formula="cos(?f43)"/><draw:equation draw:name="f45" draw:formula="0 - ?f44"/><draw:equation draw:name="f46" draw:formula="?f45 * ?f10"/><draw:equation draw:name="f47" draw:formula="sin(?f43)"/><draw:equation draw:name="f48" draw:formula="0 - ?f47"/><draw:equation draw:name="f49" draw:formula="?f48 * ?f10"/><draw:equation draw:name="f50" draw:formula="sqrt(?f46 * ?f46 + ?f49 * ?f49 + 0 * 0)"/><draw:equation draw:name="f51" draw:formula="?f10 * ?f10 / ?f50"/><draw:equation draw:name="f52" draw:formula="?f48 * ?f51"/><draw:equation draw:name="f53" draw:formula="?f34 + ?f52"/><draw:equation draw:name="f54" draw:formula="?f45 * ?f51"/><draw:equation draw:name="f55" draw:formula="?f36 + ?f54"/><draw:equation draw:name="f56" draw:formula="if(?f20, ?f3, ?f37)"/><draw:equation draw:name="f57" draw:formula="if(?f20, ?f10, ?f38)"/><draw:equation draw:name="f58" draw:formula="if(?f20, ?f3, ?f39)"/><draw:equation draw:name="f59" draw:formula="if(?f20, ?f10, ?f40)"/><draw:equation draw:name="f60" draw:formula="if(?f20, ?f37, ?f53)"/><draw:equation draw:name="f61" draw:formula="if(?f20, ?f38, ?f55)"/><draw:equation draw:name="f62" draw:formula="if(?f20, ?f39, ?f53)"/><draw:equation draw:name="f63" draw:formula="if(?f20, ?f40, ?f55)"/><draw:equation draw:name="f64" draw:formula="?f0 + ?f20"/><draw:equation draw:name="f65" draw:formula="?f0 + ?f2"/><draw:equation draw:name="f66" draw:formula="?f65 * ?f11 / ?f1"/><draw:equation draw:name="f67" draw:formula="0 - ?f66"/><draw:equation draw:name="f68" draw:formula="cos(?f67)"/><draw:equation draw:name="f69" draw:formula="0 - ?f68"/><draw:equation draw:name="f70" draw:formula="?f69 * ?f10"/><draw:equation draw:name="f71" draw:formula="sin(?f67)"/><draw:equation draw:name="f72" draw:formula="0 - ?f71"/><draw:equation draw:name="f73" draw:formula="?f72 * ?f10"/><draw:equation draw:name="f74" draw:formula="sqrt(?f70 * ?f70 + ?f73 * ?f73 + 0 * 0)"/><draw:equation draw:name="f75" draw:formula="?f10 * ?f10 / ?f74"/><draw:equation draw:name="f76" draw:formula="?f72 * ?f75"/><draw:equation draw:name="f77" draw:formula="?f12 - ?f76"/><draw:equation draw:name="f78" draw:formula="?f69 * ?f75"/><draw:equation draw:name="f79" draw:formula="?f5 - ?f78"/><draw:equation draw:name="f80" draw:formula="?f77 - ?f10"/><draw:equation draw:name="f81" draw:formula="?f79 - ?f10"/><draw:equation draw:name="f82" draw:formula="?f77 + ?f10"/><draw:equation draw:name="f83" draw:formula="?f79 + ?f10"/><draw:equation draw:name="f84" draw:formula="?f64 + ?f2"/><draw:equation draw:name="f85" draw:formula="?f84 * ?f11 / ?f1"/><draw:equation draw:name="f86" draw:formula="0 - ?f85"/><draw:equation draw:name="f87" draw:formula="cos(?f86)"/><draw:equation draw:name="f88" draw:formula="0 - ?f87"/><draw:equation draw:name="f89" draw:formula="?f88 * ?f10"/><draw:equation draw:name="f90" draw:formula="sin(?f86)"/><draw:equation draw:name="f91" draw:formula="0 - ?f90"/><draw:equation draw:name="f92" draw:formula="?f91 * ?f10"/><draw:equation draw:name="f93" draw:formula="sqrt(?f89 * ?f89 + ?f92 * ?f92 + 0 * 0)"/><draw:equation draw:name="f94" draw:formula="?f10 * ?f10 / ?f93"/><draw:equation draw:name="f95" draw:formula="?f91 * ?f94"/><draw:equation draw:name="f96" draw:formula="?f77 + ?f95"/><draw:equation draw:name="f97" draw:formula="?f88 * ?f94"/><draw:equation draw:name="f98" draw:formula="?f79 + ?f97"/><draw:equation draw:name="f99" draw:formula="if(?f20, ?f12, ?f80)"/><draw:equation draw:name="f100" draw:formula="if(?f20, ?f5, ?f81)"/><draw:equation draw:name="f101" draw:formula="if(?f20, ?f12, ?f82)"/><draw:equation draw:name="f102" draw:formula="if(?f20, ?f5, ?f83)"/><draw:equation draw:name="f103" draw:formula="if(?f20, ?f80, ?f96)"/><draw:equation draw:name="f104" draw:formula="if(?f20, ?f81, ?f98)"/><draw:equation draw:name="f105" draw:formula="if(?f20, ?f82, ?f96)"/><draw:equation draw:name="f106" draw:formula="if(?f20, ?f83, ?f98)"/><draw:equation draw:name="f107" draw:formula="0 + ?f20"/><draw:equation draw:name="f108" draw:formula="0 + ?f2"/><draw:equation draw:name="f109" draw:formula="?f108 * ?f11 / ?f1"/><draw:equation draw:name="f110" draw:formula="0 - ?f109"/><draw:equation draw:name="f111" draw:formula="cos(?f110)"/><draw:equation draw:name="f112" draw:formula="0 - ?f111"/><draw:equation draw:name="f113" draw:formula="?f112 * ?f10"/><draw:equation draw:name="f114" draw:formula="sin(?f110)"/><draw:equation draw:name="f115" draw:formula="0 - ?f114"/><draw:equation draw:name="f116" draw:formula="?f115 * ?f10"/><draw:equation draw:name="f117" draw:formula="sqrt(?f113 * ?f113 + ?f116 * ?f116 + 0 * 0)"/><draw:equation draw:name="f118" draw:formula="?f10 * ?f10 / ?f117"/><draw:equation draw:name="f119" draw:formula="?f115 * ?f118"/><draw:equation draw:name="f120" draw:formula="?f4 - ?f119"/><draw:equation draw:name="f121" draw:formula="?f112 * ?f118"/><draw:equation draw:name="f122" draw:formula="?f13 - ?f121"/><draw:equation draw:name="f123" draw:formula="?f120 - ?f10"/><draw:equation draw:name="f124" draw:formula="?f122 - ?f10"/><draw:equation draw:name="f125" draw:formula="?f120 + ?f10"/><draw:equation draw:name="f126" draw:formula="?f122 + ?f10"/><draw:equation draw:name="f127" draw:formula="?f107 + ?f2"/><draw:equation draw:name="f128" draw:formula="?f127 * ?f11 / ?f1"/><draw:equation draw:name="f129" draw:formula="0 - ?f128"/><draw:equation draw:name="f130" draw:formula="cos(?f129)"/><draw:equation draw:name="f131" draw:formula="0 - ?f130"/><draw:equation draw:name="f132" draw:formula="?f131 * ?f10"/><draw:equation draw:name="f133" draw:formula="sin(?f129)"/><draw:equation draw:name="f134" draw:formula="0 - ?f133"/><draw:equation draw:name="f135" draw:formula="?f134 * ?f10"/><draw:equation draw:name="f136" draw:formula="sqrt(?f132 * ?f132 + ?f135 * ?f135 + 0 * 0)"/><draw:equation draw:name="f137" draw:formula="?f10 * ?f10 / ?f136"/><draw:equation draw:name="f138" draw:formula="?f134 * ?f137"/><draw:equation draw:name="f139" draw:formula="?f120 + ?f138"/><draw:equation draw:name="f140" draw:formula="?f131 * ?f137"/><draw:equation draw:name="f141" draw:formula="?f122 + ?f140"/><draw:equation draw:name="f142" draw:formula="if(?f20, ?f4, ?f123)"/><draw:equation draw:name="f143" draw:formula="if(?f20, ?f13, ?f124)"/><draw:equation draw:name="f144" draw:formula="if(?f20, ?f4, ?f125)"/><draw:equation draw:name="f145" draw:formula="if(?f20, ?f13, ?f126)"/><draw:equation draw:name="f146" draw:formula="if(?f20, ?f123, ?f139)"/><draw:equation draw:name="f147" draw:formula="if(?f20, ?f124, ?f141)"/><draw:equation draw:name="f148" draw:formula="if(?f20, ?f125, ?f139)"/><draw:equation draw:name="f149" draw:formula="if(?f20, ?f126, ?f141)"/><draw:equation draw:name="f150" draw:formula="?f2 + ?f20"/><draw:equation draw:name="f151" draw:formula="?f2 + ?f2"/><draw:equation draw:name="f152" draw:formula="?f151 * ?f11 / ?f1"/><draw:equation draw:name="f153" draw:formula="0 - ?f152"/><draw:equation draw:name="f154" draw:formula="cos(?f153)"/><draw:equation draw:name="f155" draw:formula="0 - ?f154"/><draw:equation draw:name="f156" draw:formula="?f155 * ?f10"/><draw:equation draw:name="f157" draw:formula="sin(?f153)"/><draw:equation draw:name="f158" draw:formula="0 - ?f157"/><draw:equation draw:name="f159" draw:formula="?f158 * ?f10"/><draw:equation draw:name="f160" draw:formula="sqrt(?f156 * ?f156 + ?f159 * ?f159 + 0 * 0)"/><draw:equation draw:name="f161" draw:formula="?f10 * ?f10 / ?f160"/><draw:equation draw:name="f162" draw:formula="?f158 * ?f161"/><draw:equation draw:name="f163" draw:formula="?f10 - ?f162"/><draw:equation draw:name="f164" draw:formula="?f155 * ?f161"/><draw:equation draw:name="f165" draw:formula="?f6 - ?f164"/><draw:equation draw:name="f166" draw:formula="?f163 - ?f10"/><draw:equation draw:name="f167" draw:formula="?f165 - ?f10"/><draw:equation draw:name="f168" draw:formula="?f163 + ?f10"/><draw:equation draw:name="f169" draw:formula="?f165 + ?f10"/><draw:equation draw:name="f170" draw:formula="?f150 + ?f2"/><draw:equation draw:name="f171" draw:formula="?f170 * ?f11 / ?f1"/><draw:equation draw:name="f172" draw:formula="0 - ?f171"/><draw:equation draw:name="f173" draw:formula="cos(?f172)"/><draw:equation draw:name="f174" draw:formula="0 - ?f173"/><draw:equation draw:name="f175" draw:formula="?f174 * ?f10"/><draw:equation draw:name="f176" draw:formula="sin(?f172)"/><draw:equation draw:name="f177" draw:formula="0 - ?f176"/><draw:equation draw:name="f178" draw:formula="?f177 * ?f10"/><draw:equation draw:name="f179" draw:formula="sqrt(?f175 * ?f175 + ?f178 * ?f178 + 0 * 0)"/><draw:equation draw:name="f180" draw:formula="?f10 * ?f10 / ?f179"/><draw:equation draw:name="f181" draw:formula="?f177 * ?f180"/><draw:equation draw:name="f182" draw:formula="?f163 + ?f181"/><draw:equation draw:name="f183" draw:formula="?f174 * ?f180"/><draw:equation draw:name="f184" draw:formula="?f165 + ?f183"/><draw:equation draw:name="f185" draw:formula="if(?f20, ?f10, ?f166)"/><draw:equation draw:name="f186" draw:formula="if(?f20, ?f6, ?f167)"/><draw:equation draw:name="f187" draw:formula="if(?f20, ?f10, ?f168)"/><draw:equation draw:name="f188" draw:formula="if(?f20, ?f6, ?f169)"/><draw:equation draw:name="f189" draw:formula="if(?f20, ?f166, ?f182)"/><draw:equation draw:name="f190" draw:formula="if(?f20, ?f167, ?f184)"/><draw:equation draw:name="f191" draw:formula="if(?f20, ?f168, ?f182)"/><draw:equation draw:name="f192" draw:formula="if(?f20, ?f169, ?f184)"/></draw:enhanced-geometry></draw:custom-shap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10"><draw:custom-shape svg:x="0.61319in" svg:y="0.14167in" svg:width="5.39444in" svg:height="1.83681in" draw:z-index="251661312" draw:id="id2" draw:style-name="a5" draw:name="Diagrama de flujo: proceso alternativo 1" text:anchor-type="paragraph"><svg:title/><svg:desc/><text:p text:style-name="P11">LEMAS</text:p><text:list text:style-name="LFO1" text:continue-numbering="true"><text:list-item><text:p text:style-name="P12">“Una institución líder en formación integral e innovación pedagógica para servir a la comunidad”<text:s/></text:p></text:list-item></text:list><text:p text:style-name="P13"/><text:list text:style-name="LFO1" text:continue-numbering="true"><text:list-item><text:p text:style-name="P14">“Una institución sólo para ganadores y triunfadores”<text:s/></text:p></text:list-item></text:list><text:p text:style-name="P15"/><draw:enhanced-geometry draw:path-stretchpoint-x="21600" draw:path-stretchpoint-y="21600" draw:type="non-primitive" svg:viewBox="0 0 21600 21600" draw:enhanced-path="M ?f3 ?f10 A ?f56 ?f57 ?f58 ?f59 ?f3 ?f10 ?f53 ?f55  W ?f60 ?f61 ?f62 ?f63 ?f3 ?f10 ?f53 ?f55 L ?f12 ?f5 A ?f99 ?f100 ?f101 ?f102 ?f12 ?f5 ?f96 ?f98  W ?f103 ?f104 ?f105 ?f106 ?f12 ?f5 ?f96 ?f98 L ?f4 ?f13 A ?f142 ?f143 ?f144 ?f145 ?f4 ?f13 ?f139 ?f141  W ?f146 ?f147 ?f148 ?f149 ?f4 ?f13 ?f139 ?f141 L ?f10 ?f6 A ?f185 ?f186 ?f187 ?f188 ?f10 ?f6 ?f182 ?f184  W ?f189 ?f190 ?f191 ?f192 ?f10 ?f6 ?f182 ?f184 Z N" draw:text-areas="?f14 ?f14 ?f15 ?f1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f9 / 6"/><draw:equation draw:name="f11" draw:formula="5419351 / 1725033"/><draw:equation draw:name="f12" draw:formula="?f4 - ?f10"/><draw:equation draw:name="f13" draw:formula="?f6 - ?f10"/><draw:equation draw:name="f14" draw:formula="?f10 * 29289 / 100000"/><draw:equation draw:name="f15" draw:formula="?f4 - ?f14"/><draw:equation draw:name="f16" draw:formula="?f6 - ?f14"/><draw:equation draw:name="f17" draw:formula="21550000 - ?f2"/><draw:equation draw:name="f18" draw:formula="if(?f17, ?f2, 21550000)"/><draw:equation draw:name="f19" draw:formula="-21550000 - ?f18"/><draw:equation draw:name="f20" draw:formula="if(?f19, -21550000, ?f18)"/><draw:equation draw:name="f21" draw:formula="?f1 + ?f20"/><draw:equation draw:name="f22" draw:formula="?f1 + ?f2"/><draw:equation draw:name="f23" draw:formula="?f22 * ?f11 / ?f1"/><draw:equation draw:name="f24" draw:formula="0 - ?f23"/><draw:equation draw:name="f25" draw:formula="cos(?f24)"/><draw:equation draw:name="f26" draw:formula="0 - ?f25"/><draw:equation draw:name="f27" draw:formula="?f26 * ?f10"/><draw:equation draw:name="f28" draw:formula="sin(?f24)"/><draw:equation draw:name="f29" draw:formula="0 - ?f28"/><draw:equation draw:name="f30" draw:formula="?f29 * ?f10"/><draw:equation draw:name="f31" draw:formula="sqrt(?f27 * ?f27 + ?f30 * ?f30 + 0 * 0)"/><draw:equation draw:name="f32" draw:formula="?f10 * ?f10 / ?f31"/><draw:equation draw:name="f33" draw:formula="?f29 * ?f32"/><draw:equation draw:name="f34" draw:formula="?f3 - ?f33"/><draw:equation draw:name="f35" draw:formula="?f26 * ?f32"/><draw:equation draw:name="f36" draw:formula="?f10 - ?f35"/><draw:equation draw:name="f37" draw:formula="?f34 - ?f10"/><draw:equation draw:name="f38" draw:formula="?f36 - ?f10"/><draw:equation draw:name="f39" draw:formula="?f34 + ?f10"/><draw:equation draw:name="f40" draw:formula="?f36 + ?f10"/><draw:equation draw:name="f41" draw:formula="?f21 + ?f2"/><draw:equation draw:name="f42" draw:formula="?f41 * ?f11 / ?f1"/><draw:equation draw:name="f43" draw:formula="0 - ?f42"/><draw:equation draw:name="f44" draw:formula="cos(?f43)"/><draw:equation draw:name="f45" draw:formula="0 - ?f44"/><draw:equation draw:name="f46" draw:formula="?f45 * ?f10"/><draw:equation draw:name="f47" draw:formula="sin(?f43)"/><draw:equation draw:name="f48" draw:formula="0 - ?f47"/><draw:equation draw:name="f49" draw:formula="?f48 * ?f10"/><draw:equation draw:name="f50" draw:formula="sqrt(?f46 * ?f46 + ?f49 * ?f49 + 0 * 0)"/><draw:equation draw:name="f51" draw:formula="?f10 * ?f10 / ?f50"/><draw:equation draw:name="f52" draw:formula="?f48 * ?f51"/><draw:equation draw:name="f53" draw:formula="?f34 + ?f52"/><draw:equation draw:name="f54" draw:formula="?f45 * ?f51"/><draw:equation draw:name="f55" draw:formula="?f36 + ?f54"/><draw:equation draw:name="f56" draw:formula="if(?f20, ?f3, ?f37)"/><draw:equation draw:name="f57" draw:formula="if(?f20, ?f10, ?f38)"/><draw:equation draw:name="f58" draw:formula="if(?f20, ?f3, ?f39)"/><draw:equation draw:name="f59" draw:formula="if(?f20, ?f10, ?f40)"/><draw:equation draw:name="f60" draw:formula="if(?f20, ?f37, ?f53)"/><draw:equation draw:name="f61" draw:formula="if(?f20, ?f38, ?f55)"/><draw:equation draw:name="f62" draw:formula="if(?f20, ?f39, ?f53)"/><draw:equation draw:name="f63" draw:formula="if(?f20, ?f40, ?f55)"/><draw:equation draw:name="f64" draw:formula="?f0 + ?f20"/><draw:equation draw:name="f65" draw:formula="?f0 + ?f2"/><draw:equation draw:name="f66" draw:formula="?f65 * ?f11 / ?f1"/><draw:equation draw:name="f67" draw:formula="0 - ?f66"/><draw:equation draw:name="f68" draw:formula="cos(?f67)"/><draw:equation draw:name="f69" draw:formula="0 - ?f68"/><draw:equation draw:name="f70" draw:formula="?f69 * ?f10"/><draw:equation draw:name="f71" draw:formula="sin(?f67)"/><draw:equation draw:name="f72" draw:formula="0 - ?f71"/><draw:equation draw:name="f73" draw:formula="?f72 * ?f10"/><draw:equation draw:name="f74" draw:formula="sqrt(?f70 * ?f70 + ?f73 * ?f73 + 0 * 0)"/><draw:equation draw:name="f75" draw:formula="?f10 * ?f10 / ?f74"/><draw:equation draw:name="f76" draw:formula="?f72 * ?f75"/><draw:equation draw:name="f77" draw:formula="?f12 - ?f76"/><draw:equation draw:name="f78" draw:formula="?f69 * ?f75"/><draw:equation draw:name="f79" draw:formula="?f5 - ?f78"/><draw:equation draw:name="f80" draw:formula="?f77 - ?f10"/><draw:equation draw:name="f81" draw:formula="?f79 - ?f10"/><draw:equation draw:name="f82" draw:formula="?f77 + ?f10"/><draw:equation draw:name="f83" draw:formula="?f79 + ?f10"/><draw:equation draw:name="f84" draw:formula="?f64 + ?f2"/><draw:equation draw:name="f85" draw:formula="?f84 * ?f11 / ?f1"/><draw:equation draw:name="f86" draw:formula="0 - ?f85"/><draw:equation draw:name="f87" draw:formula="cos(?f86)"/><draw:equation draw:name="f88" draw:formula="0 - ?f87"/><draw:equation draw:name="f89" draw:formula="?f88 * ?f10"/><draw:equation draw:name="f90" draw:formula="sin(?f86)"/><draw:equation draw:name="f91" draw:formula="0 - ?f90"/><draw:equation draw:name="f92" draw:formula="?f91 * ?f10"/><draw:equation draw:name="f93" draw:formula="sqrt(?f89 * ?f89 + ?f92 * ?f92 + 0 * 0)"/><draw:equation draw:name="f94" draw:formula="?f10 * ?f10 / ?f93"/><draw:equation draw:name="f95" draw:formula="?f91 * ?f94"/><draw:equation draw:name="f96" draw:formula="?f77 + ?f95"/><draw:equation draw:name="f97" draw:formula="?f88 * ?f94"/><draw:equation draw:name="f98" draw:formula="?f79 + ?f97"/><draw:equation draw:name="f99" draw:formula="if(?f20, ?f12, ?f80)"/><draw:equation draw:name="f100" draw:formula="if(?f20, ?f5, ?f81)"/><draw:equation draw:name="f101" draw:formula="if(?f20, ?f12, ?f82)"/><draw:equation draw:name="f102" draw:formula="if(?f20, ?f5, ?f83)"/><draw:equation draw:name="f103" draw:formula="if(?f20, ?f80, ?f96)"/><draw:equation draw:name="f104" draw:formula="if(?f20, ?f81, ?f98)"/><draw:equation draw:name="f105" draw:formula="if(?f20, ?f82, ?f96)"/><draw:equation draw:name="f106" draw:formula="if(?f20, ?f83, ?f98)"/><draw:equation draw:name="f107" draw:formula="0 + ?f20"/><draw:equation draw:name="f108" draw:formula="0 + ?f2"/><draw:equation draw:name="f109" draw:formula="?f108 * ?f11 / ?f1"/><draw:equation draw:name="f110" draw:formula="0 - ?f109"/><draw:equation draw:name="f111" draw:formula="cos(?f110)"/><draw:equation draw:name="f112" draw:formula="0 - ?f111"/><draw:equation draw:name="f113" draw:formula="?f112 * ?f10"/><draw:equation draw:name="f114" draw:formula="sin(?f110)"/><draw:equation draw:name="f115" draw:formula="0 - ?f114"/><draw:equation draw:name="f116" draw:formula="?f115 * ?f10"/><draw:equation draw:name="f117" draw:formula="sqrt(?f113 * ?f113 + ?f116 * ?f116 + 0 * 0)"/><draw:equation draw:name="f118" draw:formula="?f10 * ?f10 / ?f117"/><draw:equation draw:name="f119" draw:formula="?f115 * ?f118"/><draw:equation draw:name="f120" draw:formula="?f4 - ?f119"/><draw:equation draw:name="f121" draw:formula="?f112 * ?f118"/><draw:equation draw:name="f122" draw:formula="?f13 - ?f121"/><draw:equation draw:name="f123" draw:formula="?f120 - ?f10"/><draw:equation draw:name="f124" draw:formula="?f122 - ?f10"/><draw:equation draw:name="f125" draw:formula="?f120 + ?f10"/><draw:equation draw:name="f126" draw:formula="?f122 + ?f10"/><draw:equation draw:name="f127" draw:formula="?f107 + ?f2"/><draw:equation draw:name="f128" draw:formula="?f127 * ?f11 / ?f1"/><draw:equation draw:name="f129" draw:formula="0 - ?f128"/><draw:equation draw:name="f130" draw:formula="cos(?f129)"/><draw:equation draw:name="f131" draw:formula="0 - ?f130"/><draw:equation draw:name="f132" draw:formula="?f131 * ?f10"/><draw:equation draw:name="f133" draw:formula="sin(?f129)"/><draw:equation draw:name="f134" draw:formula="0 - ?f133"/><draw:equation draw:name="f135" draw:formula="?f134 * ?f10"/><draw:equation draw:name="f136" draw:formula="sqrt(?f132 * ?f132 + ?f135 * ?f135 + 0 * 0)"/><draw:equation draw:name="f137" draw:formula="?f10 * ?f10 / ?f136"/><draw:equation draw:name="f138" draw:formula="?f134 * ?f137"/><draw:equation draw:name="f139" draw:formula="?f120 + ?f138"/><draw:equation draw:name="f140" draw:formula="?f131 * ?f137"/><draw:equation draw:name="f141" draw:formula="?f122 + ?f140"/><draw:equation draw:name="f142" draw:formula="if(?f20, ?f4, ?f123)"/><draw:equation draw:name="f143" draw:formula="if(?f20, ?f13, ?f124)"/><draw:equation draw:name="f144" draw:formula="if(?f20, ?f4, ?f125)"/><draw:equation draw:name="f145" draw:formula="if(?f20, ?f13, ?f126)"/><draw:equation draw:name="f146" draw:formula="if(?f20, ?f123, ?f139)"/><draw:equation draw:name="f147" draw:formula="if(?f20, ?f124, ?f141)"/><draw:equation draw:name="f148" draw:formula="if(?f20, ?f125, ?f139)"/><draw:equation draw:name="f149" draw:formula="if(?f20, ?f126, ?f141)"/><draw:equation draw:name="f150" draw:formula="?f2 + ?f20"/><draw:equation draw:name="f151" draw:formula="?f2 + ?f2"/><draw:equation draw:name="f152" draw:formula="?f151 * ?f11 / ?f1"/><draw:equation draw:name="f153" draw:formula="0 - ?f152"/><draw:equation draw:name="f154" draw:formula="cos(?f153)"/><draw:equation draw:name="f155" draw:formula="0 - ?f154"/><draw:equation draw:name="f156" draw:formula="?f155 * ?f10"/><draw:equation draw:name="f157" draw:formula="sin(?f153)"/><draw:equation draw:name="f158" draw:formula="0 - ?f157"/><draw:equation draw:name="f159" draw:formula="?f158 * ?f10"/><draw:equation draw:name="f160" draw:formula="sqrt(?f156 * ?f156 + ?f159 * ?f159 + 0 * 0)"/><draw:equation draw:name="f161" draw:formula="?f10 * ?f10 / ?f160"/><draw:equation draw:name="f162" draw:formula="?f158 * ?f161"/><draw:equation draw:name="f163" draw:formula="?f10 - ?f162"/><draw:equation draw:name="f164" draw:formula="?f155 * ?f161"/><draw:equation draw:name="f165" draw:formula="?f6 - ?f164"/><draw:equation draw:name="f166" draw:formula="?f163 - ?f10"/><draw:equation draw:name="f167" draw:formula="?f165 - ?f10"/><draw:equation draw:name="f168" draw:formula="?f163 + ?f10"/><draw:equation draw:name="f169" draw:formula="?f165 + ?f10"/><draw:equation draw:name="f170" draw:formula="?f150 + ?f2"/><draw:equation draw:name="f171" draw:formula="?f170 * ?f11 / ?f1"/><draw:equation draw:name="f172" draw:formula="0 - ?f171"/><draw:equation draw:name="f173" draw:formula="cos(?f172)"/><draw:equation draw:name="f174" draw:formula="0 - ?f173"/><draw:equation draw:name="f175" draw:formula="?f174 * ?f10"/><draw:equation draw:name="f176" draw:formula="sin(?f172)"/><draw:equation draw:name="f177" draw:formula="0 - ?f176"/><draw:equation draw:name="f178" draw:formula="?f177 * ?f10"/><draw:equation draw:name="f179" draw:formula="sqrt(?f175 * ?f175 + ?f178 * ?f178 + 0 * 0)"/><draw:equation draw:name="f180" draw:formula="?f10 * ?f10 / ?f179"/><draw:equation draw:name="f181" draw:formula="?f177 * ?f180"/><draw:equation draw:name="f182" draw:formula="?f163 + ?f181"/><draw:equation draw:name="f183" draw:formula="?f174 * ?f180"/><draw:equation draw:name="f184" draw:formula="?f165 + ?f183"/><draw:equation draw:name="f185" draw:formula="if(?f20, ?f10, ?f166)"/><draw:equation draw:name="f186" draw:formula="if(?f20, ?f6, ?f167)"/><draw:equation draw:name="f187" draw:formula="if(?f20, ?f10, ?f168)"/><draw:equation draw:name="f188" draw:formula="if(?f20, ?f6, ?f169)"/><draw:equation draw:name="f189" draw:formula="if(?f20, ?f166, ?f182)"/><draw:equation draw:name="f190" draw:formula="if(?f20, ?f167, ?f184)"/><draw:equation draw:name="f191" draw:formula="if(?f20, ?f168, ?f182)"/><draw:equation draw:name="f192" draw:formula="if(?f20, ?f169, ?f184)"/></draw:enhanced-geometry></draw:custom-shap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paragraph-properties fo:text-align="center" fo:margin-bottom="0in" fo:line-height="100%"/>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linear" draw:angle="0" draw:start-color="#ffffff" draw:end-color="#dbdbdb" draw:start-intensity="100%" draw:end-intensity="100%"/>
    <draw:gradient draw:name="a2" draw:style="linear" draw:angle="0" draw:start-color="#ffffff" draw:end-color="#dbdbdb" draw:start-intensity="100%" draw:end-intensity="100%"/>
    <draw:gradient draw:name="a4" draw:style="linear" draw:angle="0" draw:start-color="#ffffff" draw:end-color="#dbdbdb"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ANJOSE</meta:initial-creator>
    <dc:creator>JUANJOSE</dc:creator>
    <meta:creation-date>2019-08-06T10:51:00Z</meta:creation-date>
    <dc:date>2019-08-06T10:51:00Z</dc:date>
    <meta:template xlink:href="Normal" xlink:type="simple"/>
    <meta:editing-cycles>1</meta:editing-cycles>
    <meta:editing-duration>PT0S</meta:editing-duration>
    <meta:document-statistic meta:page-count="1" meta:paragraph-count="1" meta:word-count="7" meta:character-count="50" meta:row-count="1" meta:non-whitespace-character-count="44"/>
  </office:meta>
</office:document-meta>
</file>